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stroke-dash="Ultrafine_20_Dashed" svg:stroke-color="#000000" draw:fill="solid" draw:fill-color="#ff420e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8cm" fo:min-width="4.2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8cm" fo:min-width="2.435cm"/>
    </style:style>
    <style:style style:name="gr10" style:family="graphic" style:parent-style-name="standard">
      <style:graphic-properties draw:stroke="dash" draw:stroke-dash="Fine_20_Dashed" svg:stroke-color="#ff420e"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8cm" fo:min-width="4.57cm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175cm" svg:height="1.905cm" svg:x="6.61cm" svg:y="3.8cm">
          <text:p text:style-name="P1">Material</text:p>
          <text:p text:style-name="P1">Pa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2.54cm" svg:height="1.27cm" svg:x="2.27cm" svg:y="8.245cm">
          <text:p text:style-name="P1">Norm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3" draw:layer="layout" svg:width="2.539cm" svg:height="1.27cm" svg:x="6.046cm" svg:y="8.245cm">
          <text:p text:style-name="P1">Diffu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4" draw:layer="layout" svg:width="3.175cm" svg:height="1.27cm" svg:x="9.62cm" svg:y="8.245cm">
          <text:p text:style-name="P1">Specula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8.197cm" svg:y1="5.705cm" svg:x2="3.54cm" svg:y2="8.245cm" draw:start-shape="id1" draw:start-glue-point="2" draw:end-shape="id2" draw:end-glue-point="0" svg:d="m8197 5705c0 1905-4657 635-4657 2540">
          <text:p/>
        </draw:connector>
        <draw:connector draw:style-name="gr3" draw:text-style-name="P1" draw:layer="layout" draw:type="curve" svg:x1="8.197cm" svg:y1="5.705cm" svg:x2="7.315cm" svg:y2="8.245cm" draw:start-shape="id1" draw:start-glue-point="2" draw:end-shape="id3" draw:end-glue-point="0" svg:d="m8197 5705c0 1905-882 635-882 2540">
          <text:p/>
        </draw:connector>
        <draw:connector draw:style-name="gr3" draw:text-style-name="P1" draw:layer="layout" draw:type="curve" svg:x1="8.197cm" svg:y1="5.705cm" svg:x2="11.207cm" svg:y2="8.245cm" draw:start-shape="id1" draw:start-glue-point="2" draw:end-shape="id4" draw:end-glue-point="0" svg:d="m8197 5705c0 1905 3010 635 3010 2540">
          <text:p/>
        </draw:connector>
        <draw:connector draw:style-name="gr3" draw:text-style-name="P1" draw:layer="layout" draw:type="curve" svg:x1="8.197cm" svg:y1="5.705cm" svg:x2="14.887cm" svg:y2="8.245cm" draw:start-shape="id1" draw:start-glue-point="2" draw:end-shape="id5" draw:end-glue-point="0" svg:d="m8197 5705c0 1905 6690 635 6690 2540">
          <text:p/>
        </draw:connector>
        <draw:custom-shape draw:style-name="gr2" draw:text-style-name="P1" draw:id="id10" draw:layer="layout" svg:width="1.27cm" svg:height="1.27cm" svg:x="2.905cm" svg:y="15.25cm">
          <text:p text:style-name="P1">I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6" draw:layer="layout" svg:width="5.08cm" svg:height="1.905cm" svg:x="10.69cm" svg:y="17.645cm">
          <text:p text:style-name="P1">Shadowmapping</text:p>
          <text:p text:style-name="P1">P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7" draw:layer="layout" svg:width="3.911cm" svg:height="1.27cm" svg:x="11.224cm" svg:y="15.105cm">
          <text:p text:style-name="P1">shadowma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3.23cm" svg:y1="17.645cm" svg:x2="13.179cm" svg:y2="16.375cm" draw:start-shape="id6" draw:start-glue-point="0" draw:end-shape="id7" draw:end-glue-point="2" svg:d="m13230 17645c0-952-51-318-51-1270">
          <text:p/>
        </draw:connector>
        <draw:custom-shape draw:style-name="gr1" draw:text-style-name="P1" draw:id="id8" draw:layer="layout" svg:width="2.296cm" svg:height="1.905cm" svg:x="6.545cm" svg:y="16.74cm">
          <text:p text:style-name="P1">Light</text:p>
          <text:p text:style-name="P1">Pa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9" draw:layer="layout" svg:width="2.54cm" svg:height="1.905cm" svg:x="1.7cm" svg:y="12.265cm">
          <text:p text:style-name="P1">Ambient</text:p>
          <text:p text:style-name="P1">P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8.841cm" svg:y1="17.692cm" svg:x2="10.69cm" svg:y2="18.597cm" draw:start-shape="id8" draw:start-glue-point="1" draw:end-shape="id6" draw:end-glue-point="3" svg:d="m8841 17692c1387 0 463 905 1849 905">
          <text:p/>
        </draw:connector>
        <draw:connector draw:style-name="gr3" draw:text-style-name="P1" draw:layer="layout" draw:type="curve" svg:x1="7.315cm" svg:y1="9.515cm" svg:x2="2.97cm" svg:y2="12.265cm" draw:start-shape="id3" draw:start-glue-point="2" draw:end-shape="id9" draw:end-glue-point="0" svg:d="m7315 9515c0 2062-4345 688-4345 2750">
          <text:p/>
        </draw:connector>
        <draw:connector draw:style-name="gr3" draw:text-style-name="P1" draw:layer="layout" draw:type="curve" svg:x1="3.54cm" svg:y1="9.515cm" svg:x2="7.693cm" svg:y2="16.74cm" draw:start-shape="id2" draw:start-glue-point="2" draw:end-shape="id8" draw:end-glue-point="0" svg:d="m3540 9515c0 5418 4153 1806 4153 7225">
          <text:p/>
        </draw:connector>
        <draw:connector draw:style-name="gr3" draw:text-style-name="P1" draw:layer="layout" draw:type="curve" svg:x1="7.315cm" svg:y1="9.515cm" svg:x2="7.693cm" svg:y2="16.74cm" draw:start-shape="id3" draw:start-glue-point="2" draw:end-shape="id8" draw:end-glue-point="0" svg:d="m7315 9515c0 5418 378 1806 378 7225">
          <text:p/>
        </draw:connector>
        <draw:connector draw:style-name="gr3" draw:text-style-name="P1" draw:layer="layout" draw:type="curve" svg:x1="11.207cm" svg:y1="9.515cm" svg:x2="7.693cm" svg:y2="16.74cm" draw:start-shape="id4" draw:start-glue-point="2" draw:end-shape="id8" svg:d="m11207 9515c0 5418-3514 1806-3514 7225">
          <text:p/>
        </draw:connector>
        <draw:connector draw:style-name="gr3" draw:text-style-name="P1" draw:layer="layout" draw:type="curve" svg:x1="14.887cm" svg:y1="9.515cm" svg:x2="7.693cm" svg:y2="16.74cm" draw:start-shape="id5" draw:start-glue-point="2" draw:end-shape="id8" draw:end-glue-point="0" svg:d="m14887 9515c0 5418-7194 1806-7194 7225">
          <text:p/>
        </draw:connector>
        <draw:connector draw:style-name="gr3" draw:text-style-name="P1" draw:layer="layout" draw:type="curve" svg:x1="2.97cm" svg:y1="14.17cm" svg:x2="3.54cm" svg:y2="15.25cm" draw:start-shape="id9" draw:start-glue-point="2" draw:end-shape="id10" draw:end-glue-point="0" svg:d="m2970 14170c0 810 570 270 570 1080">
          <text:p/>
        </draw:connector>
        <draw:custom-shape draw:style-name="gr2" draw:text-style-name="P1" draw:id="id5" draw:layer="layout" svg:width="1.905cm" svg:height="1.27cm" svg:x="13.935cm" svg:y="8.245cm">
          <text:p text:style-name="P1">Dept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1" draw:layer="layout" svg:width="2.296cm" svg:height="1.905cm" svg:x="7.559cm" svg:y="23.05cm">
          <text:p text:style-name="P1">SSAO</text:p>
          <text:p text:style-name="P1">P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7" draw:layer="layout" svg:width="2.296cm" svg:height="1.905cm" svg:x="11.164cm" svg:y="38.255cm">
          <text:p text:style-name="P1">HDR</text:p>
          <text:p text:style-name="P1">P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2.27cm" svg:y1="8.88cm" svg:x2="7.559cm" svg:y2="24.002cm" draw:start-shape="id2" draw:start-glue-point="3" draw:end-shape="id11" draw:end-glue-point="3" svg:d="m2270 8880c-751 0-3396 15122 5289 15122">
          <text:p/>
        </draw:connector>
        <draw:connector draw:style-name="gr3" draw:text-style-name="P1" draw:layer="layout" draw:type="curve" svg:x1="15.84cm" svg:y1="8.88cm" svg:x2="9.855cm" svg:y2="24.002cm" draw:start-shape="id5" draw:start-glue-point="1" draw:end-shape="id11" draw:end-glue-point="1" svg:d="m15840 8880c750 0 3742 15122-5985 15122">
          <text:p/>
        </draw:connector>
        <draw:custom-shape draw:style-name="gr2" draw:text-style-name="P1" draw:id="id12" draw:layer="layout" svg:width="2.019cm" svg:height="1.27cm" svg:x="7.859cm" svg:y="26.025cm">
          <text:p text:style-name="P1">SSA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8.707cm" svg:y1="24.955cm" svg:x2="8.868cm" svg:y2="26.025cm" draw:start-shape="id11" draw:start-glue-point="2" draw:end-shape="id12" draw:end-glue-point="0" svg:d="m8707 24955c0 802 161 268 161 1070">
          <text:p/>
        </draw:connector>
        <draw:custom-shape draw:style-name="gr1" draw:text-style-name="P1" draw:id="id15" draw:layer="layout" svg:width="3.175cm" svg:height="1.905cm" svg:x="4.805cm" svg:y="34.08cm">
          <text:p text:style-name="P1">Blending</text:p>
          <text:p text:style-name="P1">Pa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3" draw:layer="layout" svg:width="4.718cm" svg:height="1.625cm" svg:x="4.74cm" svg:y="28.515cm">
          <text:p text:style-name="P1">Postprocessing</text:p>
          <text:p text:style-name="P1">Pass 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8.868cm" svg:y1="27.295cm" svg:x2="7.099cm" svg:y2="28.515cm" draw:start-shape="id12" draw:start-glue-point="2" draw:end-shape="id13" draw:end-glue-point="0" svg:d="m8868 27295c0 915-1769 305-1769 1220">
          <text:p/>
        </draw:connector>
        <draw:custom-shape draw:style-name="gr2" draw:text-style-name="P1" draw:id="id14" draw:layer="layout" svg:width="1.847cm" svg:height="1.27cm" svg:x="2.893cm" svg:y="31.376cm">
          <text:p text:style-name="P1">PP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7.099cm" svg:y1="30.14cm" svg:x2="3.816cm" svg:y2="31.376cm" draw:start-shape="id13" draw:start-glue-point="2" draw:end-shape="id14" draw:end-glue-point="0" svg:d="m7099 30140c0 927-3283 309-3283 1236">
          <text:p/>
        </draw:connector>
        <draw:connector draw:style-name="gr3" draw:text-style-name="P1" draw:layer="layout" draw:type="curve" svg:x1="3.816cm" svg:y1="32.646cm" svg:x2="4.805cm" svg:y2="35.032cm" draw:start-shape="id14" draw:end-shape="id15" draw:end-glue-point="3" svg:d="m3816 32646c0 1591 329 2386 989 2386">
          <text:p/>
        </draw:connector>
        <draw:connector draw:style-name="gr3" draw:text-style-name="P1" draw:layer="measurelines" draw:type="curve" svg:x1="7.98cm" svg:y1="35.032cm" svg:x2="9.685cm" svg:y2="35.55cm" draw:start-shape="id15" draw:end-shape="id16" draw:end-glue-point="3" svg:d="m7980 35032c1278 0 426 518 1705 518">
          <text:p/>
        </draw:connector>
        <draw:custom-shape draw:style-name="gr1" draw:text-style-name="P1" draw:id="id19" draw:layer="layout" svg:width="4.718cm" svg:height="1.625cm" svg:x="5.58cm" svg:y="44.52cm">
          <text:p text:style-name="P1">Postprocessing</text:p>
          <text:p text:style-name="P1">Pass 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measurelines" draw:type="curve" svg:x1="10.608cm" svg:y1="36.185cm" svg:x2="12.312cm" svg:y2="38.255cm" draw:start-shape="id16" draw:start-glue-point="2" draw:end-shape="id17" draw:end-glue-point="0" svg:d="m10608 36185c0 1552 1704 518 1704 2070">
          <text:p/>
        </draw:connector>
        <draw:custom-shape draw:style-name="gr2" draw:text-style-name="P1" draw:id="id18" draw:layer="layout" svg:width="2.109cm" svg:height="1.27cm" svg:x="11.386cm" svg:y="41.49cm">
          <text:p text:style-name="P1">HD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12.312cm" svg:y1="40.16cm" svg:x2="12.44cm" svg:y2="41.49cm" draw:start-shape="id17" draw:start-glue-point="2" draw:end-shape="id18" draw:end-glue-point="0" svg:d="m12312 40160c0 997 128 333 128 1330">
          <text:p/>
        </draw:connector>
        <draw:custom-shape draw:style-name="gr4" draw:text-style-name="P1" draw:id="id16" draw:layer="layout" svg:width="1.847cm" svg:height="1.27cm" svg:x="9.685cm" svg:y="34.915cm">
          <text:p text:style-name="P1">PP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12.44cm" svg:y1="42.76cm" svg:x2="7.939cm" svg:y2="44.52cm" draw:start-shape="id18" draw:start-glue-point="2" draw:end-shape="id19" draw:end-glue-point="0" svg:d="m12440 42760c0 1320-4501 440-4501 1760">
          <text:p/>
        </draw:connector>
        <draw:connector draw:style-name="gr3" draw:text-style-name="P1" draw:layer="measurelines" draw:type="curve" svg:x1="10.608cm" svg:y1="36.185cm" svg:x2="7.939cm" svg:y2="44.52cm" draw:start-shape="id16" draw:start-glue-point="2" draw:end-shape="id19" draw:end-glue-point="0" svg:d="m10608 36185c0 6250-2669 2083-2669 8335">
          <text:p/>
        </draw:connector>
        <draw:custom-shape draw:style-name="gr2" draw:text-style-name="P1" draw:id="id20" draw:layer="layout" svg:width="1.761cm" svg:height="1.27cm" svg:x="9.994cm" svg:y="47.879cm">
          <text:p text:style-name="P1">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7.939cm" svg:y1="46.145cm" svg:x2="10.874cm" svg:y2="47.879cm" draw:start-shape="id19" draw:end-shape="id20" draw:end-glue-point="0" svg:d="m7939 46145c0 1300 2935 434 2935 1734">
          <text:p/>
        </draw:connector>
        <draw:custom-shape draw:style-name="gr5" draw:text-style-name="P1" draw:id="id21" draw:layer="layout" svg:width="1.27cm" svg:height="1.27cm" svg:x="4.963cm" svg:y="20.053cm">
          <text:p text:style-name="P1">I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5.598cm" svg:y1="21.323cm" svg:x2="7.099cm" svg:y2="28.515cm" draw:start-shape="id21" draw:start-glue-point="2" draw:end-shape="id13" draw:end-glue-point="0" svg:d="m5598 21323c0 5394 1501 1798 1501 7192">
          <text:p/>
        </draw:connector>
        <draw:connector draw:style-name="gr3" draw:text-style-name="P1" draw:layer="measurelines" draw:type="curve" svg:x1="4.175cm" svg:y1="15.885cm" svg:x2="7.693cm" svg:y2="16.74cm" draw:start-shape="id10" draw:start-glue-point="1" draw:end-shape="id8" draw:end-glue-point="0" svg:d="m4175 15885c2346 0 3518 285 3518 855">
          <text:p/>
        </draw:connector>
        <draw:connector draw:style-name="gr3" draw:text-style-name="P1" draw:layer="measurelines" draw:type="curve" svg:x1="7.693cm" svg:y1="18.645cm" svg:x2="5.598cm" svg:y2="20.053cm" draw:start-shape="id8" draw:start-glue-point="2" draw:end-shape="id21" draw:end-glue-point="0" svg:d="m7693 18645c0 1056-2095 352-2095 1408">
          <text:p/>
        </draw:connector>
        <draw:connector draw:style-name="gr3" draw:text-style-name="P1" draw:layer="measurelines" draw:type="curve" svg:x1="11.224cm" svg:y1="15.74cm" svg:x2="8.841cm" svg:y2="17.692cm" draw:start-shape="id7" draw:start-glue-point="3" draw:end-shape="id8" svg:d="m11224 15740c-1786 0-595 1952-2383 1952">
          <text:p/>
        </draw:connector>
        <draw:custom-shape draw:style-name="gr6" draw:text-style-name="P1" draw:layer="measurelines" svg:width="0.635cm" svg:height="6.985cm" svg:x="19.236cm" svg:y="3.8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measurelines" svg:width="0.635cm" svg:height="10.459cm" svg:x="19.236cm" svg:y="11.3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measurelines" svg:width="0.635cm" svg:height="10.389cm" svg:x="19.236cm" svg:y="22.4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measurelines" svg:width="0.635cm" svg:height="2.861cm" svg:x="19.236cm" svg:y="33.4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measurelines" svg:width="0.635cm" svg:height="12.573cm" svg:x="19.236cm" svg:y="36.9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measurelines" svg:width="2.746cm" svg:height="2.129cm" svg:x="19.709cm" svg:y="6.475cm">
          <draw:text-box>
            <text:p>Material</text:p>
            <text:p>Stage</text:p>
          </draw:text-box>
        </draw:frame>
        <draw:frame draw:style-name="gr7" draw:layer="measurelines" svg:width="3.702cm" svg:height="2.129cm" svg:x="19.709cm" svg:y="15.814cm">
          <draw:text-box>
            <text:p>Illumination</text:p>
            <text:p>Stage</text:p>
          </draw:text-box>
        </draw:frame>
        <draw:frame draw:style-name="gr8" draw:layer="measurelines" svg:width="4.833cm" svg:height="1.673cm" svg:x="19.709cm" svg:y="26.791cm">
          <draw:text-box>
            <text:p>Postprocessing</text:p>
            <text:p>Stage (part 1)</text:p>
          </draw:text-box>
        </draw:frame>
        <draw:frame draw:style-name="gr9" draw:layer="measurelines" svg:width="2.962cm" svg:height="1.673cm" svg:x="19.709cm" svg:y="34.042cm">
          <draw:text-box>
            <text:p>Blending</text:p>
            <text:p>Stage</text:p>
          </draw:text-box>
        </draw:frame>
        <draw:frame draw:style-name="gr8" draw:layer="measurelines" svg:width="4.833cm" svg:height="1.673cm" svg:x="19.709cm" svg:y="42.34cm">
          <draw:text-box>
            <text:p>Postprocessing</text:p>
            <text:p>Stage (part 2)</text:p>
          </draw:text-box>
        </draw:frame>
        <draw:connector draw:style-name="gr10" draw:text-style-name="P1" draw:layer="layout" draw:type="line" svg:x1="3.54cm" svg:y1="16.52cm" svg:x2="4.963cm" svg:y2="20.688cm" draw:start-shape="id10" draw:start-glue-point="2" draw:end-shape="id21" draw:end-glue-point="3" svg:d="m3540 16520 1423 4168">
          <text:p/>
        </draw:connector>
        <draw:connector draw:style-name="gr10" draw:text-style-name="P1" draw:layer="layout" draw:type="line" svg:x1="10.608cm" svg:y1="34.915cm" svg:x2="4.74cm" svg:y2="32.011cm" draw:start-shape="id16" draw:start-glue-point="0" draw:end-shape="id14" draw:end-glue-point="1" svg:d="m10608 34915-5868-2904">
          <text:p/>
        </draw:connector>
        <draw:frame draw:style-name="gr11" draw:text-style-name="P2" draw:layer="layout" svg:width="14.273cm" svg:height="1.352cm" svg:x="5.566cm" svg:y="1cm">
          <draw:text-box>
            <text:p><text:span text:style-name="T1">AnKi Deferred Renderer Flow</text:span></text:p>
          </draw:text-box>
        </draw:frame>
        <draw:custom-shape draw:style-name="gr12" draw:text-style-name="P1" draw:layer="layout" svg:width="0.508cm" svg:height="0.508cm" svg:x="1.132cm" svg:y="57.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508cm" svg:height="0.508cm" svg:x="1.132cm" svg:y="58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" draw:layer="layout" svg:width="12.686cm" svg:height="0.806cm" svg:x="1.617cm" svg:y="57.241cm">
          <draw:text-box>
            <text:p><text:span text:style-name="T2">Framebuffer attachable image (aka GL_TEXTURE_2D)</text:span></text:p>
          </draw:text-box>
        </draw:frame>
        <draw:frame draw:style-name="gr14" draw:text-style-name="P3" draw:layer="layout" svg:width="5.751cm" svg:height="0.806cm" svg:x="1.617cm" svg:y="58.052cm">
          <draw:text-box>
            <text:p><text:span text:style-name="T2">Pass or multiple passes</text:span></text:p>
          </draw:text-box>
        </draw:frame>
        <draw:custom-shape draw:style-name="gr1" draw:text-style-name="P1" draw:id="id22" draw:layer="layout" svg:width="3.449cm" svg:height="1.625cm" svg:x="11.581cm" svg:y="50.839cm">
          <text:p text:style-name="P1">Debugging</text:p>
          <text:p text:style-name="P1">Pa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3" draw:layer="layout" svg:width="1.761cm" svg:height="1.27cm" svg:x="10.137cm" svg:y="53.834cm">
          <text:p text:style-name="P1">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0.874cm" svg:y1="49.149cm" svg:x2="13.305cm" svg:y2="50.839cm" draw:start-shape="id20" draw:start-glue-point="2" draw:end-shape="id22" draw:end-glue-point="0" svg:d="m10874 49149c0 1267 2431 423 2431 1690">
          <text:p/>
        </draw:connector>
        <draw:connector draw:style-name="gr3" draw:text-style-name="P1" draw:layer="layout" draw:type="curve" svg:x1="13.305cm" svg:y1="52.464cm" svg:x2="11.017cm" svg:y2="53.834cm" draw:start-shape="id22" draw:start-glue-point="2" draw:end-shape="id23" draw:end-glue-point="0" svg:d="m13305 52464c0 1027-2288 343-2288 1370">
          <text:p/>
        </draw:connector>
        <draw:connector draw:style-name="gr10" draw:text-style-name="P1" draw:layer="layout" draw:type="curve" svg:x1="9.994cm" svg:y1="48.514cm" svg:x2="10.137cm" svg:y2="54.469cm" draw:start-shape="id20" draw:start-glue-point="3" draw:end-shape="id23" draw:end-glue-point="3" svg:d="m9994 48514c-753 0-824 5955 143 5955">
          <text:p/>
        </draw:connector>
        <draw:custom-shape draw:style-name="gr6" draw:text-style-name="P1" draw:layer="measurelines" svg:width="0.635cm" svg:height="5.797cm" svg:x="19.236cm" svg:y="49.8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layer="measurelines" svg:width="5.116cm" svg:height="1.673cm" svg:x="19.709cm" svg:y="51.885cm">
          <draw:text-box>
            <text:p>Debugging </text:p>
            <text:p>Stage (Optional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59.6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nos Christopoulos-Charitos</meta:initial-creator>
    <meta:creation-date>2010-05-21T13:25:38</meta:creation-date>
    <dc:date>2010-06-02T14:08:36</dc:date>
    <dc:creator>Panos Christopoulos-Charitos</dc:creator>
    <meta:editing-duration>PT02H55M15S</meta:editing-duration>
    <meta:editing-cycles>22</meta:editing-cycles>
    <meta:generator>OpenOffice.org/3.1$Unix OpenOffice.org_project/310m19$Build-9420</meta:generator>
    <meta:document-statistic meta:object-count="73"/>
  </office:meta>
</office:document-meta>
</file>